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are we going to do?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 Donné and Tit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rst id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ter research</text:p>
                <text:p/>
              </text:list-item>
              <text:list-item>
                <text:p>DNA sequences</text:p>
              </text:list-item>
              <text:list-item>
                <text:p>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what will we 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t sure yet..</text:p>
                <text:p/>
              </text:list-item>
              <text:list-item>
                <text:p>Download and re-organize FASTA files, and</text:p>
              </text:list-item>
              <text:list-item>
                <text:p>Analyze in STRUCTURE</text:p>
              </text:list-item>
              <text:list-item>
                <text:p>Visualize in 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7:21:37.268631969</meta:creation-date>
    <dc:date>2018-01-18T17:32:40.680192207</dc:date>
    <meta:editing-duration>PT13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